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PEAL FOR SPIRITUAL MATURITY (6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PPEAL FOR SPIRITUAL MATURITY (6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uthor's challenge (6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uthor's challenge (6:1-3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on't go backward (6:1-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on't go backward (6:1-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the importance of turning from sin and toward God (6:1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importance of baptism, the laying on of hands, the resurrection, and judgment (6:2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uthor's challenge (6:1-3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on't go backward (6:1-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Do go forward (6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APPEAL FOR SPIRITUAL MATURITY (6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uthor's challenge (6:1-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uthor's concern (6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author's concern (6:4-8):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impossibility in this situation (6:4-6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impossibility in this situation (6:4-6)<text:s text:c="1"/></text:span><text:span text:style-name="a517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who (6:4b-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what (6:6a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why (6:4a, 6b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author's concern (6:4-8):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impossibility in this situation (6:4-6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illustration for this situation (6:7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illustration for this situation (6:7-8):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en the land is fruitful, it is blessed (6:7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en the land is fruitless, it is cursed (6:8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uthor's concern (6:4-8):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impossibility in this situation (6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llustration for this situation (6:7-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APPEAL FOR SPIRITUAL MATURITY (6:1-12)<text:s text:c="1"/></text:span><text:span text:style-name="a580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author's challenge (6:1-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uthor's concern (6:4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uthor's confidence (6:9-1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Hebrews 6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APPEAL FOR SPIRITUAL MATURITY (6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ANCHOR FOR SPIRITUAL MATURITY (6:13-2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-title-Title-Slide" presentation:presentation-page-layout-name="Master1-PPL1" draw:id="Slide-269">
        <draw:frame draw:id="id109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ANCHOR FOR SPIRITUAL MATURITY (6:13-20):<text:s text:c="1"/></text:span><text:span text:style-name="a613" text:class-names=""/></text:p>
          </draw:text-box>
          <svg:title/>
          <svg:desc/>
        </draw:frame>
        <draw:frame draw:id="id110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Because of the Father's promise (6:13-18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Because of the Father's promise (6:13-18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God promised to bless Abraham, and he did (6:13-1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God promised to bless us, and he will (6:16-18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ANCHOR FOR SPIRITUAL MATURITY (6:13-20):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Because of the Father's promise (6:13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Because of the Savior's priesthood (6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Hebrews 6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APPEAL FOR SPIRITUAL MATURITY (6: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ANCHOR FOR SPIRITUAL MATURITY (6:13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6 </dc:title>
    <meta:initial-creator>David STRICKLAND</meta:initial-creator>
    <dc:creator>David STRICKLAND</dc:creator>
    <meta:creation-date>2020-02-23T23:13:10Z</meta:creation-date>
    <dc:date>2020-02-23T23:13:10Z</dc:date>
    <meta:template xlink:href="BibleStudy" xlink:type="simple"/>
    <meta:editing-cycles>1</meta:editing-cycles>
    <meta:editing-duration>PT0S</meta:editing-duration>
    <meta:document-statistic meta:paragraph-count="48" meta:word-count="397"/>
  </office:meta>
</office:document-meta>
</file>